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de2000" svg:font-family="Code2000"/>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Text_20_body">
      <style:paragraph-properties fo:text-align="start" style:justify-single-word="false"/>
    </style:style>
    <style:style style:name="P5" style:family="paragraph" style:parent-style-name="Footnote">
      <style:paragraph-properties fo:margin-left="0in" fo:margin-right="0in" fo:text-indent="0in" style:auto-text-indent="false"/>
      <style:text-properties fo:font-size="9pt"/>
    </style:style>
    <style:style style:name="P6"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Code2000" fo:font-size="7pt"/>
    </style:style>
    <style:style style:name="T6" style:family="text">
      <style:text-properties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39</text:p>
      <text:p text:style-name="Standard"/>
      <text:p text:style-name="Standard">09/24/17</text:p>
      <text:p text:style-name="Standard"/>
      <text:p text:style-name="P1">Paper 1: Death with Honor</text:p>
      <text:p text:style-name="P1"/>
      <text:p text:style-name="P2"/>
      <text:p text:style-name="P3"><text:tab/>When thinking about a paper that depicts how honor could effect a person's placement in the underworld, a few things come to mind about how to execute this idea. <text:s/>Of course the beginning is stated with a few words that Hades would have surely greeted his new arrivals with. “Over there is Cerberus, he's the captain of the guard, I am Hades the Warden and you all have recently died, that's why they sent you to me. <text:s/>Here, I believe in two things, discipline and the word of the lord, in here you will receive both. <text:s/>Put your trust in the gods.....but your ass belongs to me, welcome to Hades”. <text:s/>Warden Norton's speech embodies the purpose of the underworld very well with just a few short words. <text:s text:c="2"/>The purpose of this paper is to discover how a death with honor in the ancient greek world was a key factor in how the said decided was to enter the underworld and in to which section. <text:s text:c="2"/>During the investigation of the underworld, there are a similar three locations, much like Dante's <text:span text:style-name="T2">Divine Comedy,</text:span><text:span text:style-name="T4"> The nexus near the River Styx, Elysium fields and of course Tartarus bog. <text:s/>Within these three sections, one can find many heroes and figures from throughout greek mythology, yet the question becomes what do these people do in order to be placed in the right section of the underworld, how do they get a good ruling from the judges? <text:s/>Does the fact that these heroes die with honor, does this have a direct correlation to entering the more reputable sections of the underworld. <text:s/>This paper will further look into how these heroes were measured, with what examples did the judges use in order to make their decision final, was entering the underworld about honor? What about Sisyphus and Prometheus? <text:s/>These questions are the ones that will be focused on in the paper, to get a better grasp on why the warriors and mothers of the greek world would enter the sections of the underworld, how does honor effect the path </text:span><text:soft-page-break/><text:span text:style-name="T4">of the dead into it's final rest. <text:s/>This paper will look into sources that depict this event, heroes and warriors, mothers and children dealing with death, documents describing how the judges made their decisions. <text:s/>This will give a better look into how the underworld itself worked, this will answer some lingering questions regarding Hades domain, how much of it is like a prison, does the Shaw shank quote hold up? <text:s/>These questions while minor do have a great deal to do with discovering how the greeks felt about the underworld, and how they felt if their honored dead had reached it's shores. <text:s/>Death with honor is clearly a debated topic in the ancient world, however with a better distinction of who is allowed to enter certain places in the underworld, it could give a better idea of what honor really meant to the people of the Greek world. <text:s/></text:span></text:p>
      <text:p text:style-name="P3"><text:span text:style-name="T4"><text:tab/>The first issue to cover is how the ancient sources viewed death with honor in the ancient world going back to some of the most famous of the texts, the Iliad and the Odyssey. <text:s/>These two texts were looked at briefly yet there are several situations in both these stories and the events afterward. These epics depict multiple incidents in which memorable figures die in heroic (Odysseus, Achilles, Patroklos) and non heroic (Ajax, Agamemnon, the Suitors) manners. <text:s/>Since both epics make this subject of death with honor essentially the story B, it gives out a number of examples of what was considered death with honor to a degree. <text:s/>One of the best examples in these texts is the fully written events of Patroklos funeral and the games that succeeded it</text:span><text:span text:style-name="T4"><text:note text:id="ftn0" text:note-class="footnote"><text:note-citation>1</text:note-citation><text:note-body><text:p text:style-name="P5"><text:span text:style-name="T6">. Homer, </text:span><text:span text:style-name="T5">Iliad 23.257-897. </text:span></text:p></text:note-body></text:note></text:span><text:span text:style-name="T4">. <text:s/>This is not only a great representation of what we all know to be the funeral games, it tells us in a way that this was the result of Patroklos achieving an honorable death. <text:s/>We all know how Patroklos was killed, at the hands of the Trojan prince Hector</text:span><text:span text:style-name="T4"><text:note text:id="ftn1" text:note-class="footnote"><text:note-citation>2</text:note-citation><text:note-body><text:p text:style-name="P6">. Homer, <text:span text:style-name="T2">Ill</text:span>, 16.789-802</text:p></text:note-body></text:note></text:span><text:span text:style-name="T4">, and this death in battle warranted a great deal of events from his brother in arms Achilles. <text:s/>In the case of Achilles he then goes on to seek revenge on Hector which in the world of today is considered opposite of the right move yet in the case of the Iliad and in that case the ancient world it is the best possible choice</text:span><text:span text:style-name="T4"><text:note text:id="ftn2" text:note-class="footnote"><text:note-citation>3</text:note-citation><text:note-body><text:p text:style-name="P6">. Homer, <text:span text:style-name="T2">Ill</text:span>, 18.120-126</text:p></text:note-body></text:note></text:span><text:span text:style-name="T4">. <text:s/>This not only gives the readers a sense of how to die with honor, it gives </text:span><text:soft-page-break/><text:span text:style-name="T4">them Achilles himself justifying all of the actions he takes regardless of whether or not they can be considered right or wrong. <text:s/>This could arguably be the first case in which an epic describes the death of a hero and how to properly mourn his passing with a set of games and rituals. <text:s/>This sets a proverbial precedent that is continuously used in many other epic stories not only the Odyssey but the Argonatica as well. <text:s/>These funeral games are not only able to bring honor to the dead, there are those that die without honor while attempting to achieve honor in their own way. <text:s/>This is best described during the death of Ajax during the funeral games after the death of Achilles, this death is most famously known as Ajax committing suicide after losing a competition to Odysseus. <text:s/>This is briefly mentioned in the Odyssey when Odysseus is visiting the underworld and bears witness to the shade of the fallen warrior. <text:s/>In this short passage Odysseus yearns to speak with Ajax to no avail, while describing the rage that is held by Ajax himself</text:span><text:span text:style-name="T4"><text:note text:id="ftn3" text:note-class="footnote"><text:note-citation>4</text:note-citation><text:note-body><text:p text:style-name="P6">. Homer, <text:span text:style-name="T2">Ody</text:span>, 11.628-642</text:p></text:note-body></text:note></text:span><text:span text:style-name="T4">. <text:s/>While this does not visually stated the event like it was seen in the Iliad with Patroklos funeral games, yet it does describe a sheer written attitude of event of death. <text:s/>Homer in these works clearly describes the way the readers should look at dying during the call of battle, while dying in battle is honorable, killing in battle for vengeance even is considered honorable, yet taking one's own life under the sorrow of losing is not. <text:s/>With an investigation of how one enters the underworld and in what fashion they have been sent; the next question to surely answer is what life is like for both those who have fallen with honor and those who have not. <text:s/></text:span></text:p>
      <text:p text:style-name="P3"><text:span text:style-name="T4"><text:tab/>As mentioned before the landscape of the underworld is in some way stated in multiple texts and with the specific regions of these halls of Hades being the home to a certain type of dead. <text:s/>One of the places that is often mentioned is the bowls of Tartarus and some of the famous mythological figures including the father of Zeus</text:span><text:span text:style-name="T4"><text:note text:id="ftn7" text:note-class="footnote"><text:note-citation>5</text:note-citation><text:note-body><text:p text:style-name="P6">. Garland 2001, pg. 50</text:p></text:note-body></text:note></text:span><text:span text:style-name="T4">. <text:s/>However the bitter truth is that the ancient sources did not give us a great deal of information on what the underworld was like. <text:s/>For the most part the interactions with the ancient underworld either come from mythology or a scarce amount of ancient authors, one of the only other exceptions to this is depictions in art. <text:s/>This truth however does not hinder the discussion of what </text:span><text:soft-page-break/><text:span text:style-name="T4">it means to die with honor and what this means once the dead enter their new home. <text:s/>The biggest concern in this discussion would be what the people of Ancient Greece thought and wrote about rewards and punishments in the afterlife. <text:s/>One issue that has been of an interest was how one is determined to be considered dishonorable and what this means in the underworld. <text:s/>Two of the main ways presented to achieve a dishonorable death is committing crimes against the supernatural and those of sacrilege</text:span><text:span text:style-name="T4"><text:note text:id="ftn8" text:note-class="footnote"><text:note-citation>6</text:note-citation><text:note-body><text:p text:style-name="P6">. Garland 2001, pg. 64</text:p></text:note-body></text:note></text:span><text:span text:style-name="T4">. <text:s/>In other words,committing crimes against the gods and then dying is a sure way to receive the title of a dishonorable death and the retaliation from the supernatural. <text:s/>A good example of the gods gaining retribution of those who have been dishonorable is the tale of the figure Sisyphus, whose fate is shorty described in Odyssey. <text:s/>This story brings in an idea of morals but the biggest lesson of this story is that Sisyphus betrayed Zeus and this was the main reason for his supernatural punishment. <text:s/>Another example of dishonoring the gods by challenging their omnipotence, this is of course the tale of Prometheus. <text:s/>This story is told in Hesiod's </text:span><text:span text:style-name="T2">Theogony</text:span><text:span text:style-name="T4"> and in this story the fate of Prometheus is revealed to readers as one that is truly the most horrific in mythology</text:span><text:span text:style-name="T4"><text:note text:id="ftn10" text:note-class="footnote"><text:note-citation>7</text:note-citation><text:note-body><text:p text:style-name="P6">. Hesiod, The, 507-616</text:p></text:note-body></text:note></text:span><text:span text:style-name="T4">. <text:s/>While these myths do not give much in the ways of an explanation of the underworld, it describes how mythology describes living and dying with honor and the consequences if one was to be dishonorable. <text:s/>With the idea of dishonor covered with the examples in mythology, there are examples placed in stories that show examples of how epic heroes were able to gain on honorable live and death. <text:s/></text:span></text:p>
      <text:p text:style-name="P3"><text:span text:style-name="T4"><text:tab/>The discussion now turns to how these epic heroes could die with honor and not suffer other worldly consequences once they reach the afterlife. <text:s/>The choices to look at in regards to dying with honor are of course the death of Patroklos and the end of Odysseus' life, both epic heroes and both of them are considered to have died with honor. <text:s/>However with these two heroes, we can discover different examples within the greater tales of these men, Patroklos falling upon field of battle and Odysseus living out his days on the island of Ithaca. <text:s/>Both deaths significantly different and yet both are considered to have achieved death with honor in the ancient mythical world. <text:s/>To begin with </text:span><text:soft-page-break/><text:span text:style-name="T4">Patroklos, he was killed in battle at the hands of Hector as the story goes, yet this death is common place during the epic tale of the Trojan war. <text:s/>Death has been all around the Greek army during this point of the story, many of those soldiers slain by Hector himself, in other words what makes this one example so special? <text:s/>The funeral games that Homer depicts for us in the </text:span><text:span text:style-name="T2">Iliad</text:span><text:span text:style-name="T4"> gives readers an attempt at an answer to this puzzling question. This was a death to be considered honorable because Patroklos had fallen on the battle field in service to a kingdom, and he was given a proper burial for that of his kin, in this case Achilles. <text:s/>This is a good example of how one can achieve an honorable death, yet it was not the only example that Homer offered to the ancient world. <text:s/>In the Odyssey Homer gives readers the story of Odysseus and his journey home, while on his way home Odysseus and his men act as pseudo-pirates. <text:s/>Terrorizing, stealing cattle and all of them, except the fated hero, die on the way home. <text:s/>Odysseus upon his return is forced to then slaughter upwards of dozen suitors to defend his house, He and his men are guilty of many horrific crimes throughout the known world and Odysseus is allowed to achieve death with honor. <text:s/>When breaking it down, the deeds of Odysseus and his men are border line piracy, and with his defiance of the gods (Poseidon), it is hard to imagine a man like this being able to achieve a death with honor. <text:s/>Odysseus was fighting to preserve his kingdom, his name</text:span><text:span text:style-name="T4"><text:note text:id="ftn11" text:note-class="footnote"><text:note-citation>8</text:note-citation><text:note-body><text:p text:style-name="P6">. Homer, <text:span text:style-name="T2">Ody</text:span>, 24. 560-566</text:p></text:note-body></text:note></text:span><text:span text:style-name="T4">, a similar reason Patroklos fell to Hector, in service to (in a way) the state. <text:s/>By the end of the Odyssey, relatives of the suitors return to seek vengeance on Odysseus, and this is only halted by divine intervention. <text:s/>In both cases the heroes in question were fighting to preserve the Greek line and this is clearly stated as a main theme of the Odyssey as well as both of them looking to preserve the Greek kingdoms, or city states. <text:s/>These themes give the peoples of ancient Greece a written example of what the gods believe dying with honor entails and this must have been wildly influential to the people who go their hands on this text. T</text:span>he issue of death with honor is continuously covered in several sources outside of the epic world stepping from mythology to reality. <text:s/>Since this discussion is covering how the ancient heroes would consider dying with honor, there is many examples we can draw from non <text:soft-page-break/>mythological historical sources from both Athens and Sparta. <text:s/></text:p>
      <text:p text:style-name="P3"><text:tab/>When looking at death with honor in the ancient world, the obvious choice for most people unfamiliar to the subject of the ancient Greeks, that of the citizens of Sparta and how the Spartans could die with honor. <text:s/>The first thing people think about when studying the Spartans is the battle at Thermopylae, most well known in it's portrayal in the movie <text:span text:style-name="T2">300</text:span><text:span text:style-name="T4">. <text:s/>When looking at the true events, the Spartans placed a statue of their leader at the time, Leonidas, on the Spartan Acropolis in order to commemorate the great battle</text:span><text:span text:style-name="T4"><text:note text:id="ftn4" text:note-class="footnote"><text:note-citation>9</text:note-citation><text:note-body><text:p text:style-name="P6">. Low 2001, pg. 11</text:p></text:note-body></text:note></text:span><text:span text:style-name="T4">. <text:s/>If these men or rather this man did not die in an honorable fashion there would be no reason to place the commemorative bust on such a sacred place in all Greek city states. <text:s/>This makes a clear explanation towards how the people would consider death with honor in the ancient world, the people placed a commemorative statue to celebrate the deaths of their soldiers, since the Spartans really were defeated at Thermopylae. <text:s/>These monuments near the Acropolis' display a celebration of the understood Spartan manliness</text:span><text:span text:style-name="T4"><text:note text:id="ftn5" text:note-class="footnote"><text:note-citation>10</text:note-citation><text:note-body><text:p text:style-name="P6">. Low 2001, pg. 15</text:p></text:note-body></text:note></text:span><text:span text:style-name="T4"> and these monuments are clearly commemorating the battles in the Persian Wars, a conflict more historically friendly to the Athenians. <text:s/>These Spartan monuments also depict the individual glory towards the defense of their home city and these would elevate the dead to all but being a protector of the realm</text:span><text:span text:style-name="T4"><text:note text:id="ftn6" text:note-class="footnote"><text:note-citation>11</text:note-citation><text:note-body><text:p text:style-name="P6">. Low 2001, pg. 17</text:p></text:note-body></text:note></text:span><text:span text:style-name="T4">. <text:s/>These monuments set to honor the Spartans give an idea towards how one could gain an honorable death and clearly in the case of the Spartans, death in service to the city state was key to gaining this honor. <text:s/>True, people go right to David Wenham's line from </text:span><text:span text:style-name="T2">300</text:span><text:span text:style-name="T4"> and take that as gospel towards the ancient Greek world, yet these monuments actually back what the movie star states in this poor representation. <text:s/>All cinema aside, death with honor in the Spartan culture is clearly stated as dying in service to the state no matter the cost, even so much as a woman dying in childbirth. <text:s/>If the child survives the ordeal, the fallen mother would be considered to have died with honor. <text:s/>This is an important step to discovering what it means to have an honorable death in the Greek world and in Mythology since a great deal of mythos are placed with a degree of </text:span><text:soft-page-break/><text:span text:style-name="T4">truth. <text:s/>Dying with honor in the Ancient world was not just reserved for heroes and Spartans, the peoples of Athens could achieve a death with honor as well as their Spartan counterparts. <text:s/></text:span></text:p>
      <text:p text:style-name="P3"><text:span text:style-name="T4"><text:tab/>Moving our discussion to the region of Attica, there is one event that gives a great idea towards how the Athenians would consider their people dying with honor. <text:s/>This is of course the funeral oration by the General Pericles, and this speech is one that not only stands the test of time, it is still used as a prime example for the honor of the Athenian dead. <text:s/>In this speech Pericles makes clear his intentions and the purpose of his lengthy speech, he is looking to rally the peoples of Athens to continue the fighting in the Peloponesian War. <text:s/>During this speech Pericles goes on a sort of rant, displaying how the people who have fallen in battle are honoring the state itself</text:span><text:span text:style-name="T4"><text:note text:id="ftn12" text:note-class="footnote"><text:note-citation>12</text:note-citation><text:note-body><text:p text:style-name="P6">. Thucydides, <text:span text:style-name="T2">Hist of Pelo</text:span>. 2.36.4-6</text:p></text:note-body></text:note></text:span><text:span text:style-name="T4">. <text:s/>This speech couples a nationalistic tone with an honor to the fallen soldiers, it's tone is remarkable and it clearly describes how the athenians have fallen and can fall for their city state with honor. <text:s/>The speech of course is laced with anti-Spartan undertones yet it displays a key truth to how the citizenry would respond to a large number of their fellow Athenians giving their lives willingly in what amounts to a glorified civil war. <text:s/>Pericles states in this speech the importance for dying for the state and in this case these soldiers had fallen in service to the city of Athens</text:span><text:span text:style-name="T4"><text:note text:id="ftn13" text:note-class="footnote"><text:note-citation>13</text:note-citation><text:note-body><text:p text:style-name="P6">. Thucydides, <text:span text:style-name="T2">Hist of Pelo</text:span>. 2.40.1-5</text:p></text:note-body></text:note></text:span><text:span text:style-name="T4">. <text:s/>This gives readers and historians alike a look at how honorable deaths could be achieved during a time of crisis and conflict. <text:s/>The Athenians, in a similar fashion as the Spartans, honor the dead during their burials and they make sure the people who witness these praises to the dead are in awe and infatuation with the state as well as the orator. <text:s/>Since the cases of Athens and Sparta are both seen during or after a massive conflict. <text:s/>This is clearly seen that the idea of death with honor, for the most part, was something that had to do with a battle or fighting in service to the state what ever this would mean at the time. <text:s/>Even though it has been covered in this paper that one did not have to die in battle to receive an honorable death, it is clear that these deaths with honor are connected to the city state or kingdoms. <text:s/>In both mythology and reality the steps to achieving an honorable death are laid out clearly for the readers to emulate and practice. <text:s/>This gives an idea towards this great question, yet even </text:span><text:soft-page-break/><text:span text:style-name="T4">with this answer decoded from the sources and texts, there are still a great deal of questions that arise when people speak about death with honor. <text:s/>In this paper I have been able to decipher that for one to die with honor in both reality and mythology must have been willing to sacrifice their life in service to the state. <text:s/></text:span></text:p>
      <text:p text:style-name="P3"><text:span text:style-name="T4"><text:tab/>When looking into something as complex is death with honor, there are many ways to investigate this ancient world ritual through a number of sources and means. <text:s/>This idea however would not simply stay put in Ancient Greece, the idea of dying with honor has yet stretched to all the cultures of the world with a similar hope for each and every one of these people, their preservation of the state. <text:s/>This is something that does not cease to be a factor in the later ages of Greek history leading into the Roman era. <text:s/>Death with honor has been thoroughly discussed in this paper, yet there are still so many more examples laced around history and art that depict of people achieving this goal. <text:s/>The ways people can die with honor has certainly been formulated by each culture of the world, but honor in dying for one's city (or country now) has been a key factor to many peoples wishing to gain an honorable death. <text:s/>This concept has even stretched past the Ancient world, from out of mythology into the real world and then built upon to form the concepts idealized by so many peoples throughout history. <text:s/>One concept that has always got me interested was the way death with honor was upheld in the eastern world and how the peoples of Japan sought to gain honor for their provinces. <text:s/>This similar idea of fighting for one's homeland is key in terms of the Ancient Greeks, it is a major factor during their war with the Persians. <text:s/>It seems to be the one concept of this subject of death with honor that stands the test of both time and the multitude of different cultures around the world. <text:s/>While the modern concept of dying with honor may be vastly different from that of the Ancient Greeks, there are still a few similarities that would have had to have some Ancient Greek inspiration. <text:s/>Honor is slowly becoming obsolete in a world that seems not to care so much about it, yet there is still evidence of people showing honor in small doses, compared to the spectacle it was made of in the ancient world. <text:s/>Though it is something not seen as much there is still a great deal of people who still feel death in battle, in service to the state (or </text:span><text:soft-page-break/><text:span text:style-name="T4">city) is the greatest glory one can achieve in their life. <text:s/>This looks to be very similar to the ancient Spartan code of honor, something perhaps not as a big a accolade as it was in the ancient world. However there is still has a glorious ring to the sound of someone falling in an honorable fashion, leaving the world with all the honor one could gain in this life. <text:s/>This concept will forever follow humanity forever and it will always give the people a chance to look back upon history to explain their desires for honor and glory.</text:span></text:p>
      <text:p text:style-name="P3"><text:span text:style-name="T4"/></text:p>
      <text:p text:style-name="P2"><text:span text:style-name="T4"/></text:p>
      <text:p text:style-name="P2"><text:span text:style-name="T4">WC:3516 <text:s text:c="4"/></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Works Cited</text:span></text:p>
      <text:p text:style-name="P1"><text:span text:style-name="T4"/></text:p>
      <text:p text:style-name="P1"><text:span text:style-name="T4"/></text:p>
      <text:p text:style-name="P4"><text:span text:style-name="T4">Garland R. 2001, </text:span><text:span text:style-name="Emphasis">The Greek Way of Death</text:span><text:span text:style-name="T4">, Cornell University Press (2 ed.).</text:span></text:p>
      <text:p text:style-name="P2"><text:span text:style-name="T4">Hesiod. </text:span><text:span text:style-name="T2">The Homeric Hymns and Homerica with an English Translation by Hugh G. Evelyn-White. Theogony</text:span><text:span text:style-name="T4">. Cambridge, MA.,Harvard University Press; London, William Heinemann Ltd. 1914.</text:span></text:p>
      <text:p text:style-name="P2"><text:span text:style-name="T4"/></text:p>
      <text:p text:style-name="P2"><text:span text:style-name="T4">Homer. </text:span><text:span text:style-name="T3">The Iliad</text:span><text:span text:style-name="T4">. New York, NY: Penguin Books, 2003.</text:span></text:p>
      <text:p text:style-name="P2"><text:span text:style-name="T4"/></text:p>
      <text:p text:style-name="P2">Homer, Robert Fagles, Bernard Knox, and Homer. <text:span text:style-name="T1">The Odyssey</text:span>. New York: Penguin Books, 2006.</text:p>
      <text:p text:style-name="P2"><text:span text:style-name="T4"/></text:p>
      <text:p text:style-name="P4"><text:span text:style-name="T4">Low P. 2011, The power of the dead in classical Sparta: The case of Thermopylae, in M. Carroll, J. Rempel, </text:span><text:span text:style-name="Emphasis">Living through the dead. Burial and commemoration in the Classical World</text:span><text:span text:style-name="T4">, Oxbow Books, pp. 1-20.</text:span></text:p>
      <text:p text:style-name="P2"><text:span text:style-name="T4"/></text:p>
      <text:p text:style-name="P2"><text:span text:style-name="T4">The English works of Thomas Hobbes of Malmesbury. </text:span><text:span text:style-name="T2">Thucydides</text:span><text:span text:style-name="T4">. Thomas Hobbes. translator. London. Bohn. 1843. </text:span></text:p>
      <text:p text:style-name="P2"/>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de2000" svg:font-family="Code2000"/>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08:37:12</meta:creation-date>
    <dc:date>2017-09-23T13:04:54</dc:date>
    <meta:editing-duration>P6DT4H27M42S</meta:editing-duration>
    <meta:editing-cycles>43</meta:editing-cycles>
    <meta:generator>OpenOffice.org/3.4.1$Unix OpenOffice.org_project/341m1$Build-9593</meta:generator>
    <meta:document-statistic meta:table-count="0" meta:image-count="0" meta:object-count="0" meta:page-count="10" meta:paragraph-count="33" meta:word-count="3626" meta:character-count="20271"/>
  </office:meta>
</office:document-meta>
</file>